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automatic-styles>
    <style:style style:name="P1" style:family="paragraph">
      <style:text-properties fo:font-size="12pt"/>
    </style:style>
    <style:style style:name="T2" style:family="text">
      <style:text-properties fo:font-size="30pt" fo:font-weight="bold"/>
    </style:style>
    <style:style style:name="T4" style:family="text">
      <style:text-properties fo:font-size="20pt"/>
    </style:style>
    <style:style style:name="T4" style:family="text">
      <style:text-properties fo:font-size="20pt"/>
    </style:style>
    <style:style style:name="T3" style:family="text">
      <style:text-properties fo:font-size="25pt" fo:font-weight="bold"/>
    </style:style>
  </office:automatic-styles>
  <office:body>
    <office:text>
      <text:p text:style-name="P1"><text:span text:style-name="T2">Images</text:span></text:p>
      <text:p text:style-name="P1"><draw:frame draw:name="Image2" text:anchor-type="paragraph" svg:width="100px" svg:height="100px" draw:z-index="0">
            <draw:image xlink:href="Pictures/Image2.jpg" xlink:type="simple" xlink:show="embed" xlink:actuate="onLoad">
                <text:p/>
            </draw:image>
        </draw:frame></text:p>
      <text:p text:style-name="P1"><text:span text:style-name="T4">some text</text:span></text:p>
      <text:p text:style-name="P1"><text:span text:style-name="T4">some text</text:span></text:p>
      <text:p text:style-name="P1"><text:span text:style-name="T3">Custom image</text:span></text:p>
      <text:p text:style-name="P1"><draw:frame draw:name="Image3" text:anchor-type="paragraph" svg:width="300px" svg:height="8cm" draw:z-index="0">
            <draw:image xlink:href="Pictures/Image3.jpg" xlink:type="simple" xlink:show="embed" xlink:actuate="onLoad">
                <text:p/>
            </draw:image>
    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>
  <office:styles>
    <style:style style:name="Standard" style:family="paragraph" style:class="text">
      <style:text-properties fo:font-size="12pt" style:font-name="Liberation Sans"/>
    </style:style>
  </office: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/>
    <subject/>
    <initial-creator>go-odt</initial-creator>
    <creator>go-odt</creator>
    <meta:creation-date>2025-04-04T00:42:49Z</meta:creation-date>
    <dc:date>2025-04-04T00:42:49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3.jpg" manifest:media-type="image/jpeg"/>
</manifest:manifest>
</file>